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F000002CB30631001CD9D73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3.316cm" fo:min-width="5.987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3.991cm" fo:min-width="7.043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3.316cm" fo:min-width="4.082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3.316cm" fo:min-width="4.33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834cm" svg:height="15.367cm" svg:x="0.106cm" svg:y="0.746cm">
          <draw:image xlink:href="Pictures/100000000000050F000002CB30631001CD9D733F.png" xlink:type="simple" xlink:show="embed" xlink:actuate="onLoad">
            <text:p/>
          </draw:image>
        </draw:frame>
        <draw:custom-shape draw:style-name="gr2" draw:text-style-name="P2" draw:layer="layout" svg:width="6.985cm" svg:height="4.064cm" svg:x="1.127cm" svg:y="0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001cm" svg:height="4.699cm" svg:x="19.669cm" svg:y="0.4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4.064cm" svg:x="8.366cm" svg:y="0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334cm" svg:height="4.064cm" svg:x="13.954cm" svg:y="0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772cm" svg:height="0.806cm" svg:x="3.54cm" svg:y="0.111cm">
          <draw:text-box>
            <text:p text:style-name="P3"><text:span text:style-name="T1">Client</text:span></text:p>
          </draw:text-box>
        </draw:frame>
        <draw:frame draw:style-name="gr6" draw:text-style-name="P4" draw:layer="layout" svg:width="1.772cm" svg:height="0.806cm" svg:x="15.478cm" svg:y="0cm">
          <draw:text-box>
            <text:p text:style-name="P3"><text:span text:style-name="T1">Client</text:span></text:p>
          </draw:text-box>
        </draw:frame>
        <draw:frame draw:style-name="gr6" draw:text-style-name="P4" draw:layer="layout" svg:width="1.772cm" svg:height="0.806cm" svg:x="10.006cm" svg:y="-0.06cm">
          <draw:text-box>
            <text:p text:style-name="P3"><text:span text:style-name="T1">Client</text:span></text:p>
          </draw:text-box>
        </draw:frame>
        <draw:frame draw:style-name="gr6" draw:text-style-name="P4" draw:layer="layout" svg:width="1.954cm" svg:height="0.806cm" svg:x="22.96cm" svg:y="-0.143cm">
          <draw:text-box>
            <text:p text:style-name="P3"><text:span text:style-name="T1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5T12:34:26.437000000</dc:date>
    <meta:editing-duration>PT11M21S</meta:editing-duration>
    <meta:editing-cycles>1</meta:editing-cycles>
    <meta:document-statistic meta:object-count="9"/>
    <meta:generator>LibreOffice/5.0.3.2$Windows_x86 LibreOffice_project/e5f16313668ac592c1bfb310f4390624e3dbfb75</meta:generator>
  </office:meta>
</office:document-meta>
</file>